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8000"/>
    </style:style>
    <style:style style:name="ce5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fo:background-color="#008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1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Index</text:p>
          </table:table-cell>
          <table:covered-table-cell/>
          <table:table-cell/>
          <table:table-cell table:style-name="ce1" office:value-type="string" table:number-columns-spanned="3" table:number-rows-spanned="1">
            <text:p>Years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i_min</text:p>
          </table:table-cell>
          <table:table-cell office:value-type="string">
            <office:annotation draw:style-name="gr1" draw:text-style-name="P1" svg:width="2.0157in" svg:height="1.0122in" svg:x="1.211in" svg:y="0in" draw:caption-point-x="-0.2402in" draw:caption-point-y="0.1717in">
              <dc:date>2013-03-18T00:00:00</dc:date>
              <text:p text:style-name="P1"><text:span text:style-name="T1">i_min e i_max são os índices mínimo e máximo, respectivamente, da borda esquerda de uma peça da AI (pensador, momento histórico ou pensamento dominante).</text:span></text:p>
            </office:annotation>
            <text:p>i_max</text:p>
          </table:table-cell>
          <table:table-cell office:value-type="string">
            <text:p>Peça</text:p>
          </table:table-cell>
          <table:table-cell office:value-type="string">
            <text:p>Left min</text:p>
          </table:table-cell>
          <table:table-cell office:value-type="string">
            <office:annotation draw:style-name="gr2" draw:text-style-name="P1" svg:width="1.6307in" svg:height="1.1677in" svg:x="4.8445in" svg:y="0in" draw:caption-point-x="-0.2402in" draw:caption-point-y="0.1717in">
              <dc:date>2013-03-18T00:00:00</dc:date>
              <text:p text:style-name="P1"><text:span text:style-name="T1">Left min e left max são os ANOS mínimo e máximo associados à borda esquerda de uma peça da AI (pensador, momento histórico ou pensamento dominante)</text:span></text:p>
            </office:annotation>
            <text:p>Left max</text:p>
          </table:table-cell>
          <table:table-cell office:value-type="string">
            <office:annotation draw:style-name="gr3" draw:text-style-name="P1" svg:width="1.6406in" svg:height="2.1008in" svg:x="5.7331in" svg:y="0in" draw:caption-point-x="-0.2402in" draw:caption-point-y="0.1717in">
              <dc:date>2013-03-18T00:00:00</dc:date>
              <text:p text:style-name="P1"><text:span text:style-name="T1">Right max é o ANO máximo associado ao lado DIREITO de uma peça da AI (pensador, momento histórico ou pensamento dominante). Assim, “Left min” e “Right max” dão uma ideia melhor do que a AI aceita como resposta correta: são os limites esquerdo e direito de uma peça da AI.</text:span></text:p>
            </office:annotation>
            <text:p>Right max 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Grécia antiga</text:p>
          </table:table-cell>
          <table:table-cell table:formula="of:=IF([.A3]&lt;42; -500+12.5*[.A3];IF([.A3]&lt;60;-225+12.5*[.A3]+1;650+12.5*[.A3]+1))" office:value-type="float" office:value="-500">
            <text:p>-500</text:p>
          </table:table-cell>
          <table:table-cell table:formula="of:=IF([.B3]&lt;42; -500+12.5*[.B3];IF([.B3]&lt;60;-225+12.5*[.B3]+1;650+12.5*[.B3]+1))" office:value-type="float" office:value="-112.5">
            <text:p>-112.5</text:p>
          </table:table-cell>
          <table:table-cell table:formula="of:=[.E3]+5*12.5" office:value-type="float" office:value="-50">
            <text:p>-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float" office:value="63">
            <text:p>63</text:p>
          </table:table-cell>
          <table:table-cell office:value-type="string">
            <text:p>Idade média</text:p>
          </table:table-cell>
          <table:table-cell table:formula="of:=IF([.A4]&lt;42; -500+12.5*[.A4];IF([.A4]&lt;60;-225+12.5*[.A4]+1;650+12.5*[.A4]+1))" office:value-type="float" office:value="401">
            <text:p>401</text:p>
          </table:table-cell>
          <table:table-cell table:formula="of:=IF([.B4]&lt;42; -500+12.5*[.B4];IF([.B4]&lt;60;-225+12.5*[.B4]+1;650+12.5*[.B4]+1))" office:value-type="float" office:value="1438.5">
            <text:p>1438.5</text:p>
          </table:table-cell>
          <table:table-cell table:style-name="ce6" table:formula="of:=[.E4]+5*12.5" office:value-type="float" office:value="1501">
            <text:p>1501</text:p>
          </table:table-cell>
          <table:table-cell office:value-type="string">
            <text:p>Right max → 15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float" office:value="71">
            <text:p>71</text:p>
          </table:table-cell>
          <table:table-cell office:value-type="string">
            <text:p>Renascimento</text:p>
          </table:table-cell>
          <table:table-cell table:formula="of:=IF([.A5]&lt;42; -500+12.5*[.A5];IF([.A5]&lt;60;-225+12.5*[.A5]+1;650+12.5*[.A5]+1))" office:value-type="float" office:value="1401">
            <text:p>1401</text:p>
          </table:table-cell>
          <table:table-cell table:formula="of:=IF([.B5]&lt;42; -500+12.5*[.B5];IF([.B5]&lt;60;-225+12.5*[.B5]+1;650+12.5*[.B5]+1))" office:value-type="float" office:value="1538.5">
            <text:p>1538.5</text:p>
          </table:table-cell>
          <table:table-cell table:formula="of:=[.E5]+5*12.5" office:value-type="float" office:value="1601">
            <text:p>1601</text:p>
          </table:table-cell>
          <table:table-cell office:value-type="string">
            <text:p>Right max → 16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float" office:value="79">
            <text:p>79</text:p>
          </table:table-cell>
          <table:table-cell office:value-type="string">
            <text:p>Reforma protestante</text:p>
          </table:table-cell>
          <table:table-cell table:formula="of:=IF([.A6]&lt;42; -500+12.5*[.A6];IF([.A6]&lt;60;-225+12.5*[.A6]+1;650+12.5*[.A6]+1))" office:value-type="float" office:value="1501">
            <text:p>1501</text:p>
          </table:table-cell>
          <table:table-cell table:formula="of:=IF([.B6]&lt;42; -500+12.5*[.B6];IF([.B6]&lt;60;-225+12.5*[.B6]+1;650+12.5*[.B6]+1))" office:value-type="float" office:value="1638.5">
            <text:p>1638.5</text:p>
          </table:table-cell>
          <table:table-cell table:formula="of:=[.E6]+5*12.5" office:value-type="float" office:value="1701">
            <text:p>1701</text:p>
          </table:table-cell>
          <table:table-cell office:value-type="string">
            <text:p>Right max → 170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string">
            <text:p>Contra reforma</text:p>
          </table:table-cell>
          <table:table-cell table:formula="of:=IF([.A7]&lt;42; -500+12.5*[.A7];IF([.A7]&lt;60;-225+12.5*[.A7]+1;650+12.5*[.A7]+1))" office:value-type="float" office:value="1601">
            <text:p>1601</text:p>
          </table:table-cell>
          <table:table-cell table:formula="of:=IF([.B7]&lt;42; -500+12.5*[.B7];IF([.B7]&lt;60;-225+12.5*[.B7]+1;650+12.5*[.B7]+1))" office:value-type="float" office:value="1688.5">
            <text:p>1688.5</text:p>
          </table:table-cell>
          <table:table-cell table:formula="of:=[.E7]+5*12.5" office:value-type="float" office:value="1751">
            <text:p>1751</text:p>
          </table:table-cell>
          <table:table-cell table:style-name="ce7" office:value-type="string">
            <text:p>???????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string">
            <text:p>Iluminismo</text:p>
          </table:table-cell>
          <table:table-cell table:formula="of:=IF([.A8]&lt;42; -500+12.5*[.A8];IF([.A8]&lt;60;-225+12.5*[.A8]+1;650+12.5*[.A8]+1))" office:value-type="float" office:value="1601">
            <text:p>1601</text:p>
          </table:table-cell>
          <table:table-cell table:formula="of:=IF([.B8]&lt;42; -500+12.5*[.B8];IF([.B8]&lt;60;-225+12.5*[.B8]+1;650+12.5*[.B8]+1))" office:value-type="float" office:value="1738.5">
            <text:p>1738.5</text:p>
          </table:table-cell>
          <table:table-cell table:formula="of:=[.E8]+5*12.5" office:value-type="float" office:value="1801">
            <text:p>1801</text:p>
          </table:table-cell>
          <table:table-cell office:value-type="string">
            <text:p>Right max → 180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Pedagogia nova</text:p>
          </table:table-cell>
          <table:table-cell table:formula="of:=IF([.A9]&lt;42; -500+12.5*[.A9];IF([.A9]&lt;60;-225+12.5*[.A9]+1;650+12.5*[.A9]+1))" office:value-type="float" office:value="1863.5">
            <text:p>1863.5</text:p>
          </table:table-cell>
          <table:table-cell table:formula="of:=IF([.B9]&lt;42; -500+12.5*[.B9];IF([.B9]&lt;60;-225+12.5*[.B9]+1;650+12.5*[.B9]+1))" office:value-type="float" office:value="1988.5">
            <text:p>1988.5</text:p>
          </table:table-cell>
          <table:table-cell table:formula="of:=[.E9]+5*12.5" office:value-type="float" office:value="2051">
            <text:p>2051</text:p>
          </table:table-cell>
          <table:table-cell office:value-type="string">
            <text:p>Left min → 190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récia antiga: Sofistas</text:p>
          </table:table-cell>
          <table:table-cell table:formula="of:=IF([.A11]&lt;42; -500+12.5*[.A11];IF([.A11]&lt;60;-225+12.5*[.A11]+1;650+12.5*[.A11]+1))" office:value-type="float" office:value="-500">
            <text:p>-500</text:p>
          </table:table-cell>
          <table:table-cell table:formula="of:=IF([.B11]&lt;42; -500+12.5*[.B11];IF([.B11]&lt;60;-225+12.5*[.B11]+1;650+12.5*[.B11]+1))" office:value-type="float" office:value="-475">
            <text:p>-475</text:p>
          </table:table-cell>
          <table:table-cell table:formula="of:=[.E11]+5*12.5" office:value-type="float" office:value="-412.5">
            <text:p>-412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4" office:value-type="float" office:value="63">
            <text:p>63</text:p>
          </table:table-cell>
          <table:table-cell office:value-type="string">
            <text:p>Idade média</text:p>
          </table:table-cell>
          <table:table-cell table:formula="of:=IF([.A12]&lt;42; -500+12.5*[.A12];IF([.A12]&lt;60;-225+12.5*[.A12]+1;650+12.5*[.A12]+1))" office:value-type="float" office:value="401">
            <text:p>401</text:p>
          </table:table-cell>
          <table:table-cell table:formula="of:=IF([.B12]&lt;42; -500+12.5*[.B12];IF([.B12]&lt;60;-225+12.5*[.B12]+1;650+12.5*[.B12]+1))" office:value-type="float" office:value="1438.5">
            <text:p>1438.5</text:p>
          </table:table-cell>
          <table:table-cell table:formula="of:=[.E12]+5*12.5" office:value-type="float" office:value="1501">
            <text:p>1501</text:p>
          </table:table-cell>
          <table:table-cell office:value-type="string">
            <text:p>Right max → 150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string">
            <text:p>Renascimento:Rabelais</text:p>
          </table:table-cell>
          <table:table-cell table:formula="of:=IF([.A13]&lt;42; -500+12.5*[.A13];IF([.A13]&lt;60;-225+12.5*[.A13]+1;650+12.5*[.A13]+1))" office:value-type="float" office:value="1476">
            <text:p>1476</text:p>
          </table:table-cell>
          <table:table-cell table:formula="of:=IF([.B13]&lt;42; -500+12.5*[.B13];IF([.B13]&lt;60;-225+12.5*[.B13]+1;650+12.5*[.B13]+1))" office:value-type="float" office:value="1538.5">
            <text:p>1538.5</text:p>
          </table:table-cell>
          <table:table-cell table:formula="of:=[.E13]+5*12.5" office:value-type="float" office:value="1601">
            <text:p>160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string">
            <text:p>Reforma protestante</text:p>
          </table:table-cell>
          <table:table-cell table:formula="of:=IF([.A14]&lt;42; -500+12.5*[.A14];IF([.A14]&lt;60;-225+12.5*[.A14]+1;650+12.5*[.A14]+1))" office:value-type="float" office:value="1501">
            <text:p>1501</text:p>
          </table:table-cell>
          <table:table-cell table:formula="of:=IF([.B14]&lt;42; -500+12.5*[.B14];IF([.B14]&lt;60;-225+12.5*[.B14]+1;650+12.5*[.B14]+1))" office:value-type="float" office:value="1588.5">
            <text:p>1588.5</text:p>
          </table:table-cell>
          <table:table-cell table:formula="of:=[.E14]+5*12.5" office:value-type="float" office:value="1651">
            <text:p>16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string">
            <text:p>Contrareforma</text:p>
          </table:table-cell>
          <table:table-cell table:formula="of:=IF([.A15]&lt;42; -500+12.5*[.A15];IF([.A15]&lt;60;-225+12.5*[.A15]+1;650+12.5*[.A15]+1))" office:value-type="float" office:value="1601">
            <text:p>1601</text:p>
          </table:table-cell>
          <table:table-cell table:formula="of:=IF([.B15]&lt;42; -500+12.5*[.B15];IF([.B15]&lt;60;-225+12.5*[.B15]+1;650+12.5*[.B15]+1))" office:value-type="float" office:value="1688.5">
            <text:p>1688.5</text:p>
          </table:table-cell>
          <table:table-cell table:formula="of:=[.E15]+5*12.5" office:value-type="float" office:value="1751">
            <text:p>17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string">
            <text:p>Iluminismo</text:p>
          </table:table-cell>
          <table:table-cell table:formula="of:=IF([.A16]&lt;42; -500+12.5*[.A16];IF([.A16]&lt;60;-225+12.5*[.A16]+1;650+12.5*[.A16]+1))" office:value-type="float" office:value="1601">
            <text:p>1601</text:p>
          </table:table-cell>
          <table:table-cell table:formula="of:=IF([.B16]&lt;42; -500+12.5*[.B16];IF([.B16]&lt;60;-225+12.5*[.B16]+1;650+12.5*[.B16]+1))" office:value-type="float" office:value="1788.5">
            <text:p>1788.5</text:p>
          </table:table-cell>
          <table:table-cell table:formula="of:=[.E16]+5*12.5" office:value-type="float" office:value="1851">
            <text:p>18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string">
            <text:p>Pedagogia nova</text:p>
          </table:table-cell>
          <table:table-cell table:formula="of:=IF([.A17]&lt;42; -500+12.5*[.A17];IF([.A17]&lt;60;-225+12.5*[.A17]+1;650+12.5*[.A17]+1))" office:value-type="float" office:value="1863.5">
            <text:p>1863.5</text:p>
          </table:table-cell>
          <table:table-cell table:formula="of:=IF([.B17]&lt;42; -500+12.5*[.B17];IF([.B17]&lt;60;-225+12.5*[.B17]+1;650+12.5*[.B17]+1))" office:value-type="float" office:value="1988.5">
            <text:p>1988.5</text:p>
          </table:table-cell>
          <table:table-cell table:formula="of:=[.E17]+5*12.5" office:value-type="float" office:value="2051">
            <text:p>20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Grácia antiga: Sócrates</text:p>
          </table:table-cell>
          <table:table-cell table:formula="of:=IF([.A18]&lt;42; -500+12.5*[.A18];IF([.A18]&lt;60;-225+12.5*[.A18]+1;650+12.5*[.A18]+1))" office:value-type="float" office:value="-462.5">
            <text:p>-462.5</text:p>
          </table:table-cell>
          <table:table-cell table:formula="of:=IF([.B18]&lt;42; -500+12.5*[.B18];IF([.B18]&lt;60;-225+12.5*[.B18]+1;650+12.5*[.B18]+1))" office:value-type="float" office:value="-412.5">
            <text:p>-412.5</text:p>
          </table:table-cell>
          <table:table-cell table:formula="of:=[.E18]+5*12.5" office:value-type="float" office:value="-350">
            <text:p>-35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office:annotation draw:style-name="gr4" draw:text-style-name="P1" svg:width="1.9689in" svg:height="0.8945in" svg:x="2.7583in" svg:y="2.5563in" draw:caption-point-x="-0.2402in" draw:caption-point-y="0.5945in">
              <dc:date>2013-03-19T00:00:00</dc:date>
              <text:p text:style-name="P1">Os “pensamentos predominantes” são ligeiramente mais amplos que os pensadores associados.</text:p>
            </office:annotation>
            <text:p>Grácia antiga: Platão</text:p>
          </table:table-cell>
          <table:table-cell table:formula="of:=IF([.A19]&lt;42; -500+12.5*[.A19];IF([.A19]&lt;60;-225+12.5*[.A19]+1;650+12.5*[.A19]+1))" office:value-type="float" office:value="-375">
            <text:p>-375</text:p>
          </table:table-cell>
          <table:table-cell table:formula="of:=IF([.B19]&lt;42; -500+12.5*[.B19];IF([.B19]&lt;60;-225+12.5*[.B19]+1;650+12.5*[.B19]+1))" office:value-type="float" office:value="-300">
            <text:p>-300</text:p>
          </table:table-cell>
          <table:table-cell table:formula="of:=[.E19]+5*12.5" office:value-type="float" office:value="-237.5">
            <text:p>-237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string">
            <text:p>Renascimento: Erasmo</text:p>
          </table:table-cell>
          <table:table-cell table:formula="of:=IF([.A20]&lt;42; -500+12.5*[.A20];IF([.A20]&lt;60;-225+12.5*[.A20]+1;650+12.5*[.A20]+1))" office:value-type="float" office:value="1451">
            <text:p>1451</text:p>
          </table:table-cell>
          <table:table-cell table:formula="of:=IF([.B20]&lt;42; -500+12.5*[.B20];IF([.B20]&lt;60;-225+12.5*[.B20]+1;650+12.5*[.B20]+1))" office:value-type="float" office:value="1526">
            <text:p>1526</text:p>
          </table:table-cell>
          <table:table-cell table:formula="of:=[.E20]+5*12.5" office:value-type="float" office:value="1588.5">
            <text:p>1588.5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Platão</text:p>
          </table:table-cell>
          <table:table-cell table:formula="of:=IF([.A22]&lt;42; -500+12.5*[.A22];IF([.A22]&lt;60;-225+12.5*[.A22]+1;650+12.5*[.A22]+1))" office:value-type="float" office:value="-375">
            <text:p>-375</text:p>
          </table:table-cell>
          <table:table-cell table:formula="of:=IF([.B22]&lt;42; -500+12.5*[.B22];IF([.B22]&lt;60;-225+12.5*[.B22]+1;650+12.5*[.B22]+1))" office:value-type="float" office:value="-300">
            <text:p>-300</text:p>
          </table:table-cell>
          <table:table-cell table:formula="of:=[.E22]+12.5" office:value-type="float" office:value="-287.5">
            <text:p>-287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ócrates</text:p>
          </table:table-cell>
          <table:table-cell table:formula="of:=IF([.A23]&lt;42; -500+12.5*[.A23];IF([.A23]&lt;60;-225+12.5*[.A23]+1;650+12.5*[.A23]+1))" office:value-type="float" office:value="-462.5">
            <text:p>-462.5</text:p>
          </table:table-cell>
          <table:table-cell table:formula="of:=IF([.B23]&lt;42; -500+12.5*[.B23];IF([.B23]&lt;60;-225+12.5*[.B23]+1;650+12.5*[.B23]+1))" office:value-type="float" office:value="-412.5">
            <text:p>-412.5</text:p>
          </table:table-cell>
          <table:table-cell table:formula="of:=[.E23]+12.5" office:value-type="float" office:value="-400">
            <text:p>-400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string">
            <text:p>Freinet</text:p>
          </table:table-cell>
          <table:table-cell table:formula="of:=IF([.A24]&lt;42; -500+12.5*[.A24];IF([.A24]&lt;60;-225+12.5*[.A24]+1;650+12.5*[.A24]+1))" office:value-type="float" office:value="1888.5">
            <text:p>1888.5</text:p>
          </table:table-cell>
          <table:table-cell table:formula="of:=IF([.B24]&lt;42; -500+12.5*[.B24];IF([.B24]&lt;60;-225+12.5*[.B24]+1;650+12.5*[.B24]+1))" office:value-type="float" office:value="1951">
            <text:p>1951</text:p>
          </table:table-cell>
          <table:table-cell table:formula="of:=[.E24]+12.5" office:value-type="float" office:value="1963.5">
            <text:p>1963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string">
            <text:p>Kant</text:p>
          </table:table-cell>
          <table:table-cell table:formula="of:=IF([.A25]&lt;42; -500+12.5*[.A25];IF([.A25]&lt;60;-225+12.5*[.A25]+1;650+12.5*[.A25]+1))" office:value-type="float" office:value="1726">
            <text:p>1726</text:p>
          </table:table-cell>
          <table:table-cell table:formula="of:=IF([.B25]&lt;42; -500+12.5*[.B25];IF([.B25]&lt;60;-225+12.5*[.B25]+1;650+12.5*[.B25]+1))" office:value-type="float" office:value="1801">
            <text:p>1801</text:p>
          </table:table-cell>
          <table:table-cell table:formula="of:=[.E25]+12.5" office:value-type="float" office:value="1813.5">
            <text:p>1813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string">
            <text:p>Lutero</text:p>
          </table:table-cell>
          <table:table-cell table:formula="of:=IF([.A26]&lt;42; -500+12.5*[.A26];IF([.A26]&lt;60;-225+12.5*[.A26]+1;650+12.5*[.A26]+1))" office:value-type="float" office:value="1476">
            <text:p>1476</text:p>
          </table:table-cell>
          <table:table-cell table:formula="of:=IF([.B26]&lt;42; -500+12.5*[.B26];IF([.B26]&lt;60;-225+12.5*[.B26]+1;650+12.5*[.B26]+1))" office:value-type="float" office:value="1538.5">
            <text:p>1538.5</text:p>
          </table:table-cell>
          <table:table-cell table:formula="of:=[.E26]+12.5" office:value-type="float" office:value="1551">
            <text:p>15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string">
            <text:p>Montesquieu</text:p>
          </table:table-cell>
          <table:table-cell table:formula="of:=IF([.A27]&lt;42; -500+12.5*[.A27];IF([.A27]&lt;60;-225+12.5*[.A27]+1;650+12.5*[.A27]+1))" office:value-type="float" office:value="1688.5">
            <text:p>1688.5</text:p>
          </table:table-cell>
          <table:table-cell table:formula="of:=IF([.B27]&lt;42; -500+12.5*[.B27];IF([.B27]&lt;60;-225+12.5*[.B27]+1;650+12.5*[.B27]+1))" office:value-type="float" office:value="1738.5">
            <text:p>1738.5</text:p>
          </table:table-cell>
          <table:table-cell table:formula="of:=[.E27]+12.5" office:value-type="float" office:value="1751">
            <text:p>1751</text:p>
          </table:table-cell>
          <table:table-cell office:value-type="string">
            <text:p>ok</text:p>
          </table:table-cell>
        </table:table-row>
        <table:table-row table:style-name="ro2">
          <table:table-cell table:style-name="ce3"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string">
            <text:p>Newton</text:p>
          </table:table-cell>
          <table:table-cell table:formula="of:=IF([.A28]&lt;42; -500+12.5*[.A28];IF([.A28]&lt;60;-225+12.5*[.A28]+1;650+12.5*[.A28]+1))" office:value-type="float" office:value="1638.5">
            <text:p>1638.5</text:p>
          </table:table-cell>
          <table:table-cell table:formula="of:=IF([.B28]&lt;42; -500+12.5*[.B28];IF([.B28]&lt;60;-225+12.5*[.B28]+1;650+12.5*[.B28]+1))" office:value-type="float" office:value="1713.5">
            <text:p>1713.5</text:p>
          </table:table-cell>
          <table:table-cell table:formula="of:=[.E28]+12.5" office:value-type="float" office:value="1726">
            <text:p>1726</text:p>
          </table:table-cell>
          <table:table-cell office:value-type="string">
            <text:p>Ok (Left min → -1)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string">
            <text:p>Vygotsky</text:p>
          </table:table-cell>
          <table:table-cell table:formula="of:=IF([.A29]&lt;42; -500+12.5*[.A29];IF([.A29]&lt;60;-225+12.5*[.A29]+1;650+12.5*[.A29]+1))" office:value-type="float" office:value="1888.5">
            <text:p>1888.5</text:p>
          </table:table-cell>
          <table:table-cell table:formula="of:=IF([.B29]&lt;42; -500+12.5*[.B29];IF([.B29]&lt;60;-225+12.5*[.B29]+1;650+12.5*[.B29]+1))" office:value-type="float" office:value="1926">
            <text:p>1926</text:p>
          </table:table-cell>
          <table:table-cell table:formula="of:=[.E29]+12.5" office:value-type="float" office:value="1938.5">
            <text:p>1938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string">
            <text:p>Voltaire</text:p>
          </table:table-cell>
          <table:table-cell table:formula="of:=IF([.A30]&lt;42; -500+12.5*[.A30];IF([.A30]&lt;60;-225+12.5*[.A30]+1;650+12.5*[.A30]+1))" office:value-type="float" office:value="1688.5">
            <text:p>1688.5</text:p>
          </table:table-cell>
          <table:table-cell table:formula="of:=IF([.B30]&lt;42; -500+12.5*[.B30];IF([.B30]&lt;60;-225+12.5*[.B30]+1;650+12.5*[.B30]+1))" office:value-type="float" office:value="1776">
            <text:p>1776</text:p>
          </table:table-cell>
          <table:table-cell table:formula="of:=[.E30]+12.5" office:value-type="float" office:value="1788.5">
            <text:p>1788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float" office:value="57">
            <text:p>57</text:p>
          </table:table-cell>
          <table:table-cell office:value-type="string">
            <text:p>Carlos Magno</text:p>
          </table:table-cell>
          <table:table-cell table:style-name="ce5" table:formula="of:=IF([.A31]&lt;42; -500+12.5*[.A31];IF([.A31]&lt;60;-225+12.5*[.A31]+1;650+12.5*[.A31]+1))" office:value-type="float" office:value="401">
            <text:p>401</text:p>
          </table:table-cell>
          <table:table-cell table:style-name="ce5" table:formula="of:=IF([.B31]&lt;42; -500+12.5*[.B31];IF([.B31]&lt;60;-225+12.5*[.B31]+1;650+12.5*[.B31]+1))" office:value-type="float" office:value="488.5">
            <text:p>488.5</text:p>
          </table:table-cell>
          <table:table-cell table:style-name="ce5" table:formula="of:=[.E31]+12.5" office:value-type="float" office:value="501">
            <text:p>501</text:p>
          </table:table-cell>
          <table:table-cell office:value-type="string">
            <text:p>742 → 81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string">
            <text:p>Erasmo</text:p>
          </table:table-cell>
          <table:table-cell table:formula="of:=IF([.A32]&lt;42; -500+12.5*[.A32];IF([.A32]&lt;60;-225+12.5*[.A32]+1;650+12.5*[.A32]+1))" office:value-type="float" office:value="1451">
            <text:p>1451</text:p>
          </table:table-cell>
          <table:table-cell table:formula="of:=IF([.B32]&lt;42; -500+12.5*[.B32];IF([.B32]&lt;60;-225+12.5*[.B32]+1;650+12.5*[.B32]+1))" office:value-type="float" office:value="1526">
            <text:p>1526</text:p>
          </table:table-cell>
          <table:table-cell table:formula="of:=[.E32]+12.5" office:value-type="float" office:value="1538.5">
            <text:p>1538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string">
            <text:p>Locke</text:p>
          </table:table-cell>
          <table:table-cell table:formula="of:=IF([.A33]&lt;42; -500+12.5*[.A33];IF([.A33]&lt;60;-225+12.5*[.A33]+1;650+12.5*[.A33]+1))" office:value-type="float" office:value="1638.5">
            <text:p>1638.5</text:p>
          </table:table-cell>
          <table:table-cell table:formula="of:=IF([.B33]&lt;42; -500+12.5*[.B33];IF([.B33]&lt;60;-225+12.5*[.B33]+1;650+12.5*[.B33]+1))" office:value-type="float" office:value="1688.5">
            <text:p>1688.5</text:p>
          </table:table-cell>
          <table:table-cell table:formula="of:=[.E33]+12.5" office:value-type="float" office:value="1701">
            <text:p>170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string">
            <text:p>Rabelais</text:p>
          </table:table-cell>
          <table:table-cell table:formula="of:=IF([.A34]&lt;42; -500+12.5*[.A34];IF([.A34]&lt;60;-225+12.5*[.A34]+1;650+12.5*[.A34]+1))" office:value-type="float" office:value="1476">
            <text:p>1476</text:p>
          </table:table-cell>
          <table:table-cell table:formula="of:=IF([.B34]&lt;42; -500+12.5*[.B34];IF([.B34]&lt;60;-225+12.5*[.B34]+1;650+12.5*[.B34]+1))" office:value-type="float" office:value="1538.5">
            <text:p>1538.5</text:p>
          </table:table-cell>
          <table:table-cell table:formula="of:=[.E34]+12.5" office:value-type="float" office:value="1551">
            <text:p>15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string">
            <text:p>Rousseau</text:p>
          </table:table-cell>
          <table:table-cell table:formula="of:=IF([.A35]&lt;42; -500+12.5*[.A35];IF([.A35]&lt;60;-225+12.5*[.A35]+1;650+12.5*[.A35]+1))" office:value-type="float" office:value="1713.5">
            <text:p>1713.5</text:p>
          </table:table-cell>
          <table:table-cell table:formula="of:=IF([.B35]&lt;42; -500+12.5*[.B35];IF([.B35]&lt;60;-225+12.5*[.B35]+1;650+12.5*[.B35]+1))" office:value-type="float" office:value="1776">
            <text:p>1776</text:p>
          </table:table-cell>
          <table:table-cell table:formula="of:=[.E35]+12.5" office:value-type="float" office:value="1788.5">
            <text:p>1788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string">
            <text:p>Montessori</text:p>
          </table:table-cell>
          <table:table-cell table:formula="of:=IF([.A36]&lt;42; -500+12.5*[.A36];IF([.A36]&lt;60;-225+12.5*[.A36]+1;650+12.5*[.A36]+1))" office:value-type="float" office:value="1876">
            <text:p>1876</text:p>
          </table:table-cell>
          <table:table-cell table:formula="of:=IF([.B36]&lt;42; -500+12.5*[.B36];IF([.B36]&lt;60;-225+12.5*[.B36]+1;650+12.5*[.B36]+1))" office:value-type="float" office:value="1938.5">
            <text:p>1938.5</text:p>
          </table:table-cell>
          <table:table-cell table:formula="of:=[.E36]+12.5" office:value-type="float" office:value="1951">
            <text:p>1951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string">
            <text:p>Piaget</text:p>
          </table:table-cell>
          <table:table-cell table:formula="of:=IF([.A37]&lt;42; -500+12.5*[.A37];IF([.A37]&lt;60;-225+12.5*[.A37]+1;650+12.5*[.A37]+1))" office:value-type="float" office:value="1888.5">
            <text:p>1888.5</text:p>
          </table:table-cell>
          <table:table-cell table:formula="of:=IF([.B37]&lt;42; -500+12.5*[.B37];IF([.B37]&lt;60;-225+12.5*[.B37]+1;650+12.5*[.B37]+1))" office:value-type="float" office:value="1976">
            <text:p>1976</text:p>
          </table:table-cell>
          <table:table-cell table:formula="of:=[.E37]+12.5" office:value-type="float" office:value="1988.5">
            <text:p>1988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fistas</text:p>
          </table:table-cell>
          <table:table-cell table:formula="of:=IF([.A38]&lt;42; -500+12.5*[.A38];IF([.A38]&lt;60;-225+12.5*[.A38]+1;650+12.5*[.A38]+1))" office:value-type="float" office:value="-500">
            <text:p>-500</text:p>
          </table:table-cell>
          <table:table-cell table:formula="of:=IF([.B38]&lt;42; -500+12.5*[.B38];IF([.B38]&lt;60;-225+12.5*[.B38]+1;650+12.5*[.B38]+1))" office:value-type="float" office:value="-475">
            <text:p>-475</text:p>
          </table:table-cell>
          <table:table-cell table:formula="of:=[.E38]+12.5" office:value-type="float" office:value="-462.5">
            <text:p>-462.5</text:p>
          </table:table-cell>
          <table:table-cell office:value-type="string">
            <text:p>ok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string">
            <text:p>Jesuitas</text:p>
          </table:table-cell>
          <table:table-cell table:formula="of:=IF([.A39]&lt;42; -500+12.5*[.A39];IF([.A39]&lt;60;-225+12.5*[.A39]+1;650+12.5*[.A39]+1))" office:value-type="float" office:value="1551">
            <text:p>1551</text:p>
          </table:table-cell>
          <table:table-cell table:formula="of:=IF([.B39]&lt;42; -500+12.5*[.B39];IF([.B39]&lt;60;-225+12.5*[.B39]+1;650+12.5*[.B39]+1))" office:value-type="float" office:value="1588.5">
            <text:p>1588.5</text:p>
          </table:table-cell>
          <table:table-cell table:formula="of:=[.E39]+12.5" office:value-type="float" office:value="1601">
            <text:p>1601</text:p>
          </table:table-cell>
          <table:table-cell office:value-type="string">
            <text:p>ok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 style:data-style-name="N2" text:time-value="0000-00-00T09:17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9T15:29:53</dc:date>
    <dc:creator>irpagnossin </dc:creator>
    <meta:generator>LibreOffice/3.6$Linux_X86_64 LibreOffice_project/360m1$Build-2</meta:generator>
    <meta:editing-duration>PT5H54M52S</meta:editing-duration>
    <meta:editing-cycles>4</meta:editing-cycles>
    <meta:document-statistic meta:table-count="1" meta:cell-count="253" meta:object-count="0"/>
  </office:meta>
</office:document-meta>
</file>